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Garamond"/>
    </style:style>
    <style:style style:name="P7" style:family="paragraph" style:parent-style-name="Table_20_Contents">
      <style:paragraph-properties fo:margin-top="0cm" fo:margin-bottom="0.499cm" loext:contextual-spacing="false"/>
      <style:text-properties style:font-name="Garamond" fo:font-size="10pt" fo:font-weight="bold" style:font-size-asian="10pt" style:font-size-complex="10pt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margin-left="1.27cm" fo:margin-right="0cm" fo:margin-top="0cm" fo:margin-bottom="0.499cm" loext:contextual-spacing="false" fo:text-indent="-0.635cm" style:auto-text-indent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paragraph-properties fo:margin-left="0.635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  <style:text-properties style:font-name="Garamond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  <style:style style:name="T3" style:family="text">
      <style:text-properties officeooo:rsid="001d4b2d"/>
    </style:style>
    <style:style style:name="T4" style:family="text">
      <style:text-properties officeooo:rsid="001e26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Software Engineering II</text:p>
      <text:p text:style-name="P5">Lessons Learned Report</text:p>
      <text:p text:style-name="P3"><office:annotation><dc:date>2015-02-03T16:20:26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epared by: Jairus John A. Garcia</text:p>
            <text:p text:style-name="P7">Date: <text:span text:style-name="T3">March</text:span> <text:span text:style-name="T3">17</text:span>, 2017</text:p>
            <text:p text:style-name="P7">Developer’s Group Name: NoIdea</text:p>
            <text:p text:style-name="P7">Project Name: CalendarHub</text:p>
            <text:p text:style-name="P7">Sprint Number: <text:span text:style-name="T3">4</text:span></text:p>
          </table:table-cell>
        </table:table-row>
        <table:table-row>
          <table:table-cell table:style-name="Table1.A2" office:value-type="string">
            <text:p text:style-name="P10">1. <text:span text:style-name="T2"><text:s/>What were the main lessons your team learned in this sprint?</text:span></text:p>
            <text:p text:style-name="P8"><text:s text:c="10"/><text:span text:style-name="T3">How to integrate user accounts and do error-checking.</text:span></text:p>
            <text:p text:style-name="P8"/>
            <text:p text:style-name="P8"/>
            <text:p text:style-name="P9">2. <text:s text:c="2"/>Describe one example of what went right in this sprint.</text:p>
            <text:p text:style-name="P8"><text:s text:c="10"/><text:span text:style-name="T3">The interface shows an error message when a user enters an invalid e-mail address.</text:span></text:p>
            <text:p text:style-name="P8"/>
            <text:p text:style-name="P8"/>
            <text:p text:style-name="P9">3.<text:span text:style-name="T2"> <text:s text:c="3"/></text:span>Describe one example of what went wrong in this sprint.</text:p>
            <text:p text:style-name="P9"><text:s text:c="5"/><text:span text:style-name="T4">The error-checking of user input takes some time.</text:span></text:p>
            <text:p text:style-name="P9"/>
            <text:p text:style-name="P11"/>
            <text:p text:style-name="P9">4.<text:span text:style-name="T2"> <text:s text:c="3"/></text:span>What will you do differently on the next sprint based on your experience working on this current sprint?</text:p>
            <text:p text:style-name="P8"><text:s text:c="15"/><text:span text:style-name="T4">We will try to do the sprint ahead of time.</text:span></text:p>
            <text:p text:style-name="P6"/>
            <text:p text:style-name="P6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3-17T08:35:22.539886056</dc:date>
    <meta:print-date>2006-07-28T14:33:00</meta:print-date>
    <meta:editing-cycles>16</meta:editing-cycles>
    <meta:editing-duration>PT1H15M29S</meta:editing-duration>
    <meta:generator>LibreOffice/5.1.4.2$Linux_X86_64 LibreOffice_project/10m0$Build-2</meta:generator>
    <meta:document-statistic meta:table-count="1" meta:image-count="0" meta:object-count="0" meta:page-count="2" meta:paragraph-count="18" meta:word-count="122" meta:character-count="743" meta:non-whitespace-character-count="585"/>
  </office:meta>
</office:document-meta>
</file>